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64645833333333cm"/>
    </style:style>
    <style:style style:name="co2" style:family="table-column">
      <style:table-column-properties fo:break-before="auto" style:column-width="11.1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3.360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0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Source file(s)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Ordinate</text:p>
          </table:table-cell>
          <table:table-cell office:value-type="string" table:style-name="ce1">
            <text:p>Abcissa</text:p>
          </table:table-cell>
          <table:table-cell office:value-type="string" table:style-name="ce1">
            <text:p>Process steps</text:p>
          </table:table-cell>
          <table:table-cell office:value-type="string" table:style-name="ce1">
            <text:p>Session file</text:p>
          </table:table-cell>
          <table:table-cell office:value-type="string" table:style-name="ce1">
            <text:p>Visit P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-MU1-DIA-SCR-01.ps</text:p>
          </table:table-cell>
          <table:table-cell office:value-type="string" table:style-name="ce1">
            <text:p>CLA-MU1-DIA-SCR-01.SDDS</text:p>
          </table:table-cell>
          <table:table-cell office:value-type="string" table:style-name="ce1">
            <text:p>scatter (dot,vary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MU1-DIA-SCR-01_tx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MU1-DIA-SCR-01_xps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p</text:p>
          </table:table-cell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RU1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RU1-DIA-SCR-01_tx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RU1-DIA-SCR-01_xps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RU7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RU7-DIA-SCR-01_tx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RU7-DIA-SCR-01_xps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2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3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3-DIA-SCR-01_tx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3-DIA-SCR-01_xps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5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5-DIA-SCR-01_tx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LA-S05-DIA-SCR-01_xps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-S07-DIA-SCR-05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-S07-DIA-SCR-05_tx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-S07-DIA-SCR-05_xps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1">
            <text:p>sdds2hdf, hdf2hdfvis.p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a_bucp_dip.ps</text:p>
          </table:table-cell>
          <table:table-cell office:value-type="string" table:style-name="ce1">
            <text:p>CLA-VBC-MAG-DIP-01.CSR...CLA-VBC-MAG-DIP-04.CSR</text:p>
          </table:table-cell>
          <table:table-cell office:value-type="string" table:style-name="ce1">
            <text:p>LinePlot ? Empty! ?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inearDensity (=Current(A))</text:p>
          </table:table-cell>
          <table:table-cell office:value-type="string" table:style-name="ce1">
            <text:p>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a_bucp_dip2.ps</text:p>
          </table:table-cell>
          <table:table-cell office:value-type="string" table:style-name="ce1">
            <text:p>CLA-VBC-MAG-DIP-01.CSR...CLA-VBC-MAG-DIP-04.CSR</text:p>
          </table:table-cell>
          <table:table-cell office:value-type="string" table:style-name="ce1">
            <text:p>LinePlot ? Empty! ?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eltaGamma (=\$gDg\$r)</text:p>
          </table:table-cell>
          <table:table-cell office:value-type="string" table:style-name="ce1">
            <text:p>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ara_CLA-MU1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2" table:style-name="ce1"/>
          <table:table-cell office:value-type="string" table:style-name="ce2">
            <text:p>C:\Users\Jonny\Downloads\01_250-MC-08.0350.001\01_250-MC-08.0350.001&gt;"c:\Program Files\APS\SDDS ToolKit x64\sdds2hdf.exe" CLA-MU1-DIA-SCR-01.sliceAnalysis cla-mu1-dia-SCR-01-sliceAnalysis.h5</text:p>
            <text:p/>
            <text:p>C:\Users\Jonny\Downloads\01_250-MC-08.0350.001\01_250-MC-08.0350.001&gt;"c:\Program</text:p>
            <text:p><text:s/>Files\APS\SDDS ToolKit x64\sdds2hdf.exe" CLA-MU1-DIA-SCR-01.sliceAnalysis2 cla-</text:p>
            <text:p>mu1-dia-SCR-01-sliceAnalysis2.h5</text:p>
            <text:p/>
            <text:p>C:\Users\Jonny\Downloads\01_250-MC-08.0350.001\01_250-MC-08.0350.001&gt;"c:\Program</text:p>
            <text:p><text:s/>Files\APS\SDDS ToolKit x64\sdds2hdf.exe" CLA-MU1-DIA-SCR-01.sliceAnalysis2a cla</text:p>
            <text:p>-mu1-dia-SCR-01-sliceAnalysis2a.h5</text:p>
            <text:p>C:\Users\Jonny\Downloads\01_250-MC-08.0350.001\01_250-MC-08.0350.001&gt;"c:\Program</text:p>
            <text:p><text:s/>Files\APS\SDDS ToolKit x64\sdds2hdf.exe" CLA-MU1-DIA-SCR-01.sliceAnalysis cla-m</text:p>
            <text:p>u1-dia-SCR-01-sliceAnalysis.h5</text:p>
            <text:p/>
            <text:p>C:\Users\Jonny\Downloads\01_250-MC-08.0350.001\01_250-MC-08.0350.001&gt;"c:\Program</text:p>
            <text:p><text:s/>Files\APS\SDDS ToolKit x64\sdds2hdf.exe" CLA-MU1-DIA-SCR-01.sliceAnalysis2 cla-</text:p>
            <text:p>mu1-dia-SCR-01-sliceAnalysis2.h5</text:p>
            <text:p/>
            <text:p>C:\Users\Jonny\Downloads\01_250-MC-08.0350.001\01_250-MC-08.0350.001&gt;"c:\Program</text:p>
            <text:p><text:s/>Files\APS\SDDS ToolKit x64\sdds2hdf.exe" CLA-MU1-DIA-SCR-01.sliceAnalysis2a cla</text:p>
            <text:p>-mu1-dia-SCR-01-sliceAnalysis2a.h5</text:p>
            <text:p>C:\Users\Jonny\Downloads\01_250-MC-08.0350.001\01_250-MC-08.0350.001&gt;"c:\Program Files\APS\SDDS ToolKit x64\sdds2hdf.exe" CLA-MU1-DIA-SCR-01.sliceAnalysis cla-mu1-dia-SCR-01-sliceAnalysis.h5</text:p>
            <text:p>C:\Users\Jonny\Downloads\01_250-MC-08.0350.001\01_250-MC-08.0350.001&gt;"c:\Program Files\APS\SDDS ToolKit x64\sdds2hdf.exe" CLA-MU1-DIA-SCR-01.sliceAnalysis2 cla-mu1-dia-SCR-01-sliceAnalysis2.h5</text:p>
            <text:p/>
            <text:p>C:\Users\Jonny\Downloads\01_250-MC-08.0350.001\01_250-MC-08.0350.001&gt;"c:\Program Files\APS\SDDS ToolKit x64\sdds2hdf.exe" CLA-MU1-DIA-SCR-01.sliceAnalysis2a cla-mu1-dia-SCR-01-sliceAnalysis2a.h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a_CLA-RU1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LA-RU7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LA-S03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LA-S05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LA-S05-DIA-SCR-05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LA-S06-DIA-SCR-01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LA-S07-DIA-SCR-05.ps</text:p>
          </table:table-cell>
          <table:table-cell table:style-name="ce1"/>
          <table:table-cell office:value-type="string" table:style-name="ce1">
            <text:p>scatter (dot,vary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ra_cx.ps</text:p>
          </table:table-cell>
          <table:table-cell table:number-columns-repeated="4" table:style-name="ce1"/>
          <table:table-cell office:value-type="string" table:style-name="ce1">
            <text:p>ssds2hdf, convertStrings, fixcentroids.p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a_emit.ps</text:p>
          </table:table-cell>
          <table:table-cell table:number-columns-repeated="4" table:style-name="ce1"/>
          <table:table-cell office:value-type="string" table:style-name="ce1">
            <text:p>ssds2hdf, convertStrings, fixcentroids.p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a_end_dp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floor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gradien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ini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lam_all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lam_peak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lattice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los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lps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lps_dp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r56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tx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a_xie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MU1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RU1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RU7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S03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S05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S05-DIA-SCR-05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S06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CLA-S07-DIA-SCR-05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q_ini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CLA-MU1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CLA-RU1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CLA-RU7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CLA-S03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CLA-S05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CLA-S07-DIA-SCR-05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mit_ini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CLA-MU1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CLA-RU1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CLA-RU7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CLA-S03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CLA-S05-DIA-SCR-01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CLA-S07-DIA-SCR-05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n_ini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-init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-init_tx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-init_xps.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-init_xy.ps</text:p>
          </table:table-cell>
          <table:table-cell table:number-columns-repeated="16383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nny</meta:initial-creator>
    <dc:creator>Jonny</dc:creator>
    <meta:creation-date>2015-06-09T11:54:52Z</meta:creation-date>
    <dc:date>2015-06-15T12:19:50Z</dc:date>
  </office:meta>
</office:document-meta>
</file>